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1784" calcext:value-type="float">
            <text:p>85.9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4832" calcext:value-type="float">
            <text:p>85.9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1784" calcext:value-type="float">
            <text:p>85.9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1784" calcext:value-type="float">
            <text:p>85.9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1784" calcext:value-type="float">
            <text:p>85.9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8736" calcext:value-type="float">
            <text:p>85.8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5688" calcext:value-type="float">
            <text:p>85.8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5688" calcext:value-type="float">
            <text:p>85.8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264" calcext:value-type="float">
            <text:p>85.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264" calcext:value-type="float">
            <text:p>85.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264" calcext:value-type="float">
            <text:p>85.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264" calcext:value-type="float">
            <text:p>85.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264" calcext:value-type="float">
            <text:p>85.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264" calcext:value-type="float">
            <text:p>85.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9592" calcext:value-type="float">
            <text:p>85.8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264" calcext:value-type="float">
            <text:p>85.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9592" calcext:value-type="float">
            <text:p>85.8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9592" calcext:value-type="float">
            <text:p>85.8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6544" calcext:value-type="float">
            <text:p>85.8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3496" calcext:value-type="float">
            <text:p>85.8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0448" calcext:value-type="float">
            <text:p>85.8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0448" calcext:value-type="float">
            <text:p>85.8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3496" calcext:value-type="float">
            <text:p>85.8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6544" calcext:value-type="float">
            <text:p>85.8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3496" calcext:value-type="float">
            <text:p>85.8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3496" calcext:value-type="float">
            <text:p>85.8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0448" calcext:value-type="float">
            <text:p>85.8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0448" calcext:value-type="float">
            <text:p>85.8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0448" calcext:value-type="float">
            <text:p>85.8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74" calcext:value-type="float">
            <text:p>85.8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74" calcext:value-type="float">
            <text:p>85.8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4352" calcext:value-type="float">
            <text:p>85.8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4352" calcext:value-type="float">
            <text:p>85.8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4352" calcext:value-type="float">
            <text:p>85.8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4352" calcext:value-type="float">
            <text:p>85.8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4352" calcext:value-type="float">
            <text:p>85.8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4352" calcext:value-type="float">
            <text:p>85.8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4352" calcext:value-type="float">
            <text:p>85.8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4352" calcext:value-type="float">
            <text:p>85.8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1304" calcext:value-type="float">
            <text:p>85.8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1304" calcext:value-type="float">
            <text:p>85.8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1304" calcext:value-type="float">
            <text:p>85.8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8256" calcext:value-type="float">
            <text:p>85.8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8256" calcext:value-type="float">
            <text:p>85.8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8256" calcext:value-type="float">
            <text:p>85.8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8256" calcext:value-type="float">
            <text:p>85.8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8256" calcext:value-type="float">
            <text:p>85.8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5208" calcext:value-type="float">
            <text:p>85.8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5208" calcext:value-type="float">
            <text:p>85.8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5208" calcext:value-type="float">
            <text:p>85.8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5208" calcext:value-type="float">
            <text:p>85.8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5208" calcext:value-type="float">
            <text:p>85.8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216" calcext:value-type="float">
            <text:p>85.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5208" calcext:value-type="float">
            <text:p>85.8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5208" calcext:value-type="float">
            <text:p>85.8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5208" calcext:value-type="float">
            <text:p>85.8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5208" calcext:value-type="float">
            <text:p>85.8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5208" calcext:value-type="float">
            <text:p>85.8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8256" calcext:value-type="float">
            <text:p>85.8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5208" calcext:value-type="float">
            <text:p>85.8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5208" calcext:value-type="float">
            <text:p>85.8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8256" calcext:value-type="float">
            <text:p>85.8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5208" calcext:value-type="float">
            <text:p>85.8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5208" calcext:value-type="float">
            <text:p>85.8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8256" calcext:value-type="float">
            <text:p>85.8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5208" calcext:value-type="float">
            <text:p>85.8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8256" calcext:value-type="float">
            <text:p>85.8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8256" calcext:value-type="float">
            <text:p>85.8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8256" calcext:value-type="float">
            <text:p>85.8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8256" calcext:value-type="float">
            <text:p>85.8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5208" calcext:value-type="float">
            <text:p>85.8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8256" calcext:value-type="float">
            <text:p>85.8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8256" calcext:value-type="float">
            <text:p>85.8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8256" calcext:value-type="float">
            <text:p>85.8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8256" calcext:value-type="float">
            <text:p>85.8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8256" calcext:value-type="float">
            <text:p>85.8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1304" calcext:value-type="float">
            <text:p>85.8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1304" calcext:value-type="float">
            <text:p>85.8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1304" calcext:value-type="float">
            <text:p>85.8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1304" calcext:value-type="float">
            <text:p>85.8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8256" calcext:value-type="float">
            <text:p>85.8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1304" calcext:value-type="float">
            <text:p>85.8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1304" calcext:value-type="float">
            <text:p>85.8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1304" calcext:value-type="float">
            <text:p>85.8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1304" calcext:value-type="float">
            <text:p>85.8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1304" calcext:value-type="float">
            <text:p>85.8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4352" calcext:value-type="float">
            <text:p>85.8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4352" calcext:value-type="float">
            <text:p>85.8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4352" calcext:value-type="float">
            <text:p>85.8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74" calcext:value-type="float">
            <text:p>85.8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74" calcext:value-type="float">
            <text:p>85.8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74" calcext:value-type="float">
            <text:p>85.8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74" calcext:value-type="float">
            <text:p>85.8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0448" calcext:value-type="float">
            <text:p>85.8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0448" calcext:value-type="float">
            <text:p>85.8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0448" calcext:value-type="float">
            <text:p>85.8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0448" calcext:value-type="float">
            <text:p>85.8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0448" calcext:value-type="float">
            <text:p>85.8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3496" calcext:value-type="float">
            <text:p>85.8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3496" calcext:value-type="float">
            <text:p>85.8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0448" calcext:value-type="float">
            <text:p>85.8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3496" calcext:value-type="float">
            <text:p>85.8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0448" calcext:value-type="float">
            <text:p>85.8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3496" calcext:value-type="float">
            <text:p>85.8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0448" calcext:value-type="float">
            <text:p>85.8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3496" calcext:value-type="float">
            <text:p>85.8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3496" calcext:value-type="float">
            <text:p>85.8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3496" calcext:value-type="float">
            <text:p>85.8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6544" calcext:value-type="float">
            <text:p>85.8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6544" calcext:value-type="float">
            <text:p>85.8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6544" calcext:value-type="float">
            <text:p>85.8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6544" calcext:value-type="float">
            <text:p>85.8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6544" calcext:value-type="float">
            <text:p>85.8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9592" calcext:value-type="float">
            <text:p>85.8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9592" calcext:value-type="float">
            <text:p>85.8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6544" calcext:value-type="float">
            <text:p>85.8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6544" calcext:value-type="float">
            <text:p>85.8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9592" calcext:value-type="float">
            <text:p>85.8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9592" calcext:value-type="float">
            <text:p>85.8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9592" calcext:value-type="float">
            <text:p>85.8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6544" calcext:value-type="float">
            <text:p>85.8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0448" calcext:value-type="float">
            <text:p>85.8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6544" calcext:value-type="float">
            <text:p>85.8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74" calcext:value-type="float">
            <text:p>85.8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74" calcext:value-type="float">
            <text:p>85.8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74" calcext:value-type="float">
            <text:p>85.8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74" calcext:value-type="float">
            <text:p>85.8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74" calcext:value-type="float">
            <text:p>85.8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74" calcext:value-type="float">
            <text:p>85.8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0448" calcext:value-type="float">
            <text:p>85.8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0448" calcext:value-type="float">
            <text:p>85.8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74" calcext:value-type="float">
            <text:p>85.8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74" calcext:value-type="float">
            <text:p>85.8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74" calcext:value-type="float">
            <text:p>85.8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74" calcext:value-type="float">
            <text:p>85.8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4352" calcext:value-type="float">
            <text:p>85.8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4352" calcext:value-type="float">
            <text:p>85.8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4352" calcext:value-type="float">
            <text:p>85.8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4352" calcext:value-type="float">
            <text:p>85.8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1304" calcext:value-type="float">
            <text:p>85.8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1304" calcext:value-type="float">
            <text:p>85.8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1304" calcext:value-type="float">
            <text:p>85.8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1304" calcext:value-type="float">
            <text:p>85.8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1304" calcext:value-type="float">
            <text:p>85.8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1304" calcext:value-type="float">
            <text:p>85.8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8256" calcext:value-type="float">
            <text:p>85.8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8256" calcext:value-type="float">
            <text:p>85.8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8256" calcext:value-type="float">
            <text:p>85.8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8256" calcext:value-type="float">
            <text:p>85.8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5208" calcext:value-type="float">
            <text:p>85.8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5208" calcext:value-type="float">
            <text:p>85.8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5208" calcext:value-type="float">
            <text:p>85.8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5208" calcext:value-type="float">
            <text:p>85.8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5208" calcext:value-type="float">
            <text:p>85.8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5208" calcext:value-type="float">
            <text:p>85.8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5208" calcext:value-type="float">
            <text:p>85.8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5208" calcext:value-type="float">
            <text:p>85.8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5208" calcext:value-type="float">
            <text:p>85.8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5208" calcext:value-type="float">
            <text:p>85.8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5208" calcext:value-type="float">
            <text:p>85.8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5208" calcext:value-type="float">
            <text:p>85.8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8256" calcext:value-type="float">
            <text:p>85.8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8256" calcext:value-type="float">
            <text:p>85.8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8256" calcext:value-type="float">
            <text:p>85.8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1304" calcext:value-type="float">
            <text:p>85.8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1304" calcext:value-type="float">
            <text:p>85.8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4352" calcext:value-type="float">
            <text:p>85.8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4352" calcext:value-type="float">
            <text:p>85.8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4352" calcext:value-type="float">
            <text:p>85.8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4352" calcext:value-type="float">
            <text:p>85.8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74" calcext:value-type="float">
            <text:p>85.8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74" calcext:value-type="float">
            <text:p>85.8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74" calcext:value-type="float">
            <text:p>85.8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0448" calcext:value-type="float">
            <text:p>85.8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0448" calcext:value-type="float">
            <text:p>85.8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6544" calcext:value-type="float">
            <text:p>85.8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9592" calcext:value-type="float">
            <text:p>85.8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264" calcext:value-type="float">
            <text:p>85.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5688" calcext:value-type="float">
            <text:p>85.8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1784" calcext:value-type="float">
            <text:p>85.9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1784" calcext:value-type="float">
            <text:p>85.9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4832" calcext:value-type="float">
            <text:p>85.9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788" calcext:value-type="float">
            <text:p>85.9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788" calcext:value-type="float">
            <text:p>85.9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0928" calcext:value-type="float">
            <text:p>85.9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788" calcext:value-type="float">
            <text:p>85.9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788" calcext:value-type="float">
            <text:p>85.9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788" calcext:value-type="float">
            <text:p>85.9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788" calcext:value-type="float">
            <text:p>85.9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788" calcext:value-type="float">
            <text:p>85.9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4832" calcext:value-type="float">
            <text:p>85.9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1784" calcext:value-type="float">
            <text:p>85.9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1784" calcext:value-type="float">
            <text:p>85.9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8736" calcext:value-type="float">
            <text:p>85.8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1784" calcext:value-type="float">
            <text:p>85.9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4832" calcext:value-type="float">
            <text:p>85.9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1784" calcext:value-type="float">
            <text:p>85.9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1784" calcext:value-type="float">
            <text:p>85.9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1784" calcext:value-type="float">
            <text:p>85.9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1784" calcext:value-type="float">
            <text:p>85.9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4832" calcext:value-type="float">
            <text:p>85.9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4832" calcext:value-type="float">
            <text:p>85.9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1784" calcext:value-type="float">
            <text:p>85.9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4832" calcext:value-type="float">
            <text:p>85.9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4832" calcext:value-type="float">
            <text:p>85.9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4832" calcext:value-type="float">
            <text:p>85.9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4832" calcext:value-type="float">
            <text:p>85.9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4832" calcext:value-type="float">
            <text:p>85.9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4832" calcext:value-type="float">
            <text:p>85.9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4832" calcext:value-type="float">
            <text:p>85.9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4832" calcext:value-type="float">
            <text:p>85.9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1784" calcext:value-type="float">
            <text:p>85.9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4832" calcext:value-type="float">
            <text:p>85.9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4832" calcext:value-type="float">
            <text:p>85.9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4832" calcext:value-type="float">
            <text:p>85.9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8736" calcext:value-type="float">
            <text:p>85.8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1784" calcext:value-type="float">
            <text:p>85.9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1784" calcext:value-type="float">
            <text:p>85.9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1784" calcext:value-type="float">
            <text:p>85.9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8736" calcext:value-type="float">
            <text:p>85.8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8736" calcext:value-type="float">
            <text:p>85.8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5688" calcext:value-type="float">
            <text:p>85.8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8736" calcext:value-type="float">
            <text:p>85.8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5688" calcext:value-type="float">
            <text:p>85.8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5688" calcext:value-type="float">
            <text:p>85.8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5688" calcext:value-type="float">
            <text:p>85.8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264" calcext:value-type="float">
            <text:p>85.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264" calcext:value-type="float">
            <text:p>85.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9592" calcext:value-type="float">
            <text:p>85.8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6544" calcext:value-type="float">
            <text:p>85.8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6544" calcext:value-type="float">
            <text:p>85.8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6544" calcext:value-type="float">
            <text:p>85.8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3496" calcext:value-type="float">
            <text:p>85.8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3496" calcext:value-type="float">
            <text:p>85.8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0448" calcext:value-type="float">
            <text:p>85.8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0448" calcext:value-type="float">
            <text:p>85.8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74" calcext:value-type="float">
            <text:p>85.8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74" calcext:value-type="float">
            <text:p>85.8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4352" calcext:value-type="float">
            <text:p>85.8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1304" calcext:value-type="float">
            <text:p>85.8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1304" calcext:value-type="float">
            <text:p>85.8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9592" calcext:value-type="float">
            <text:p>85.8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6544" calcext:value-type="float">
            <text:p>85.8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6544" calcext:value-type="float">
            <text:p>85.8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6544" calcext:value-type="float">
            <text:p>85.8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3496" calcext:value-type="float">
            <text:p>85.8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3496" calcext:value-type="float">
            <text:p>85.8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0448" calcext:value-type="float">
            <text:p>85.8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0448" calcext:value-type="float">
            <text:p>85.8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74" calcext:value-type="float">
            <text:p>85.8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74" calcext:value-type="float">
            <text:p>85.8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4352" calcext:value-type="float">
            <text:p>85.8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4352" calcext:value-type="float">
            <text:p>85.8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1304" calcext:value-type="float">
            <text:p>85.8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1304" calcext:value-type="float">
            <text:p>85.8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8256" calcext:value-type="float">
            <text:p>85.8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5208" calcext:value-type="float">
            <text:p>85.8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216" calcext:value-type="float">
            <text:p>85.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216" calcext:value-type="float">
            <text:p>85.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6064" calcext:value-type="float">
            <text:p>85.8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6064" calcext:value-type="float">
            <text:p>85.8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3016" calcext:value-type="float">
            <text:p>85.8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9968" calcext:value-type="float">
            <text:p>85.8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9968" calcext:value-type="float">
            <text:p>85.8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692" calcext:value-type="float">
            <text:p>85.8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692" calcext:value-type="float">
            <text:p>85.8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692" calcext:value-type="float">
            <text:p>85.8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3872" calcext:value-type="float">
            <text:p>85.8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0824" calcext:value-type="float">
            <text:p>85.8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0824" calcext:value-type="float">
            <text:p>85.8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0824" calcext:value-type="float">
            <text:p>85.8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7776" calcext:value-type="float">
            <text:p>85.8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4728" calcext:value-type="float">
            <text:p>85.8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4728" calcext:value-type="float">
            <text:p>85.8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4728" calcext:value-type="float">
            <text:p>85.8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4728" calcext:value-type="float">
            <text:p>85.8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4728" calcext:value-type="float">
            <text:p>85.8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168" calcext:value-type="float">
            <text:p>85.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168" calcext:value-type="float">
            <text:p>85.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168" calcext:value-type="float">
            <text:p>85.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168" calcext:value-type="float">
            <text:p>85.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168" calcext:value-type="float">
            <text:p>85.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168" calcext:value-type="float">
            <text:p>85.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168" calcext:value-type="float">
            <text:p>85.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168" calcext:value-type="float">
            <text:p>85.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8632" calcext:value-type="float">
            <text:p>85.8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8632" calcext:value-type="float">
            <text:p>85.8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8632" calcext:value-type="float">
            <text:p>85.8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8632" calcext:value-type="float">
            <text:p>85.8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5584" calcext:value-type="float">
            <text:p>85.8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8632" calcext:value-type="float">
            <text:p>85.8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8632" calcext:value-type="float">
            <text:p>85.8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8632" calcext:value-type="float">
            <text:p>85.8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8632" calcext:value-type="float">
            <text:p>85.8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8632" calcext:value-type="float">
            <text:p>85.8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8632" calcext:value-type="float">
            <text:p>85.8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8632" calcext:value-type="float">
            <text:p>85.8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5584" calcext:value-type="float">
            <text:p>85.8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5584" calcext:value-type="float">
            <text:p>85.8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5584" calcext:value-type="float">
            <text:p>85.8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5584" calcext:value-type="float">
            <text:p>85.8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8632" calcext:value-type="float">
            <text:p>85.8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5584" calcext:value-type="float">
            <text:p>85.8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5584" calcext:value-type="float">
            <text:p>85.8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5584" calcext:value-type="float">
            <text:p>85.8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5584" calcext:value-type="float">
            <text:p>85.8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2536" calcext:value-type="float">
            <text:p>85.8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2536" calcext:value-type="float">
            <text:p>85.8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2536" calcext:value-type="float">
            <text:p>85.8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2536" calcext:value-type="float">
            <text:p>85.8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2536" calcext:value-type="float">
            <text:p>85.8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9488" calcext:value-type="float">
            <text:p>85.8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2536" calcext:value-type="float">
            <text:p>85.8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9488" calcext:value-type="float">
            <text:p>85.8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9488" calcext:value-type="float">
            <text:p>85.8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9488" calcext:value-type="float">
            <text:p>85.8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9488" calcext:value-type="float">
            <text:p>85.8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9488" calcext:value-type="float">
            <text:p>85.8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9488" calcext:value-type="float">
            <text:p>85.8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9488" calcext:value-type="float">
            <text:p>85.8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644" calcext:value-type="float">
            <text:p>85.8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9488" calcext:value-type="float">
            <text:p>85.8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2536" calcext:value-type="float">
            <text:p>85.8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9488" calcext:value-type="float">
            <text:p>85.8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9488" calcext:value-type="float">
            <text:p>85.8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2536" calcext:value-type="float">
            <text:p>85.8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2536" calcext:value-type="float">
            <text:p>85.8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2536" calcext:value-type="float">
            <text:p>85.8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2536" calcext:value-type="float">
            <text:p>85.8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2536" calcext:value-type="float">
            <text:p>85.8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2536" calcext:value-type="float">
            <text:p>85.8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5584" calcext:value-type="float">
            <text:p>85.8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2536" calcext:value-type="float">
            <text:p>85.8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5584" calcext:value-type="float">
            <text:p>85.8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5584" calcext:value-type="float">
            <text:p>85.8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2536" calcext:value-type="float">
            <text:p>85.8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5584" calcext:value-type="float">
            <text:p>85.8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8632" calcext:value-type="float">
            <text:p>85.8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8632" calcext:value-type="float">
            <text:p>85.8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8632" calcext:value-type="float">
            <text:p>85.8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168" calcext:value-type="float">
            <text:p>85.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168" calcext:value-type="float">
            <text:p>85.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168" calcext:value-type="float">
            <text:p>85.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168" calcext:value-type="float">
            <text:p>85.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4728" calcext:value-type="float">
            <text:p>85.8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4728" calcext:value-type="float">
            <text:p>85.8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4728" calcext:value-type="float">
            <text:p>85.8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4728" calcext:value-type="float">
            <text:p>85.8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7776" calcext:value-type="float">
            <text:p>85.8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7776" calcext:value-type="float">
            <text:p>85.8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7776" calcext:value-type="float">
            <text:p>85.8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7776" calcext:value-type="float">
            <text:p>85.8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7776" calcext:value-type="float">
            <text:p>85.8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0824" calcext:value-type="float">
            <text:p>85.8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0824" calcext:value-type="float">
            <text:p>85.8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0824" calcext:value-type="float">
            <text:p>85.8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0824" calcext:value-type="float">
            <text:p>85.8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3872" calcext:value-type="float">
            <text:p>85.8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3872" calcext:value-type="float">
            <text:p>85.8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3872" calcext:value-type="float">
            <text:p>85.8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7776" calcext:value-type="float">
            <text:p>85.8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7776" calcext:value-type="float">
            <text:p>85.8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7776" calcext:value-type="float">
            <text:p>85.8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0824" calcext:value-type="float">
            <text:p>85.8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0824" calcext:value-type="float">
            <text:p>85.8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0824" calcext:value-type="float">
            <text:p>85.8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0824" calcext:value-type="float">
            <text:p>85.8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0824" calcext:value-type="float">
            <text:p>85.8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0824" calcext:value-type="float">
            <text:p>85.8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0824" calcext:value-type="float">
            <text:p>85.8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0824" calcext:value-type="float">
            <text:p>85.8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0824" calcext:value-type="float">
            <text:p>85.8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0824" calcext:value-type="float">
            <text:p>85.8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0824" calcext:value-type="float">
            <text:p>85.8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0824" calcext:value-type="float">
            <text:p>85.8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7776" calcext:value-type="float">
            <text:p>85.8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0824" calcext:value-type="float">
            <text:p>85.8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7776" calcext:value-type="float">
            <text:p>85.8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7776" calcext:value-type="float">
            <text:p>85.8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0824" calcext:value-type="float">
            <text:p>85.8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0824" calcext:value-type="float">
            <text:p>85.8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0824" calcext:value-type="float">
            <text:p>85.8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0824" calcext:value-type="float">
            <text:p>85.8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3872" calcext:value-type="float">
            <text:p>85.8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3872" calcext:value-type="float">
            <text:p>85.8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3872" calcext:value-type="float">
            <text:p>85.8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3872" calcext:value-type="float">
            <text:p>85.8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3872" calcext:value-type="float">
            <text:p>85.8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692" calcext:value-type="float">
            <text:p>85.8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692" calcext:value-type="float">
            <text:p>85.8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692" calcext:value-type="float">
            <text:p>85.8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3872" calcext:value-type="float">
            <text:p>85.8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692" calcext:value-type="float">
            <text:p>85.8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3872" calcext:value-type="float">
            <text:p>85.8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692" calcext:value-type="float">
            <text:p>85.8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3872" calcext:value-type="float">
            <text:p>85.8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3872" calcext:value-type="float">
            <text:p>85.8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692" calcext:value-type="float">
            <text:p>85.8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692" calcext:value-type="float">
            <text:p>85.8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692" calcext:value-type="float">
            <text:p>85.8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692" calcext:value-type="float">
            <text:p>85.8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692" calcext:value-type="float">
            <text:p>85.8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3872" calcext:value-type="float">
            <text:p>85.8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692" calcext:value-type="float">
            <text:p>85.8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3872" calcext:value-type="float">
            <text:p>85.8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692" calcext:value-type="float">
            <text:p>85.8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692" calcext:value-type="float">
            <text:p>85.8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692" calcext:value-type="float">
            <text:p>85.8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692" calcext:value-type="float">
            <text:p>85.8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692" calcext:value-type="float">
            <text:p>85.8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9968" calcext:value-type="float">
            <text:p>85.8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692" calcext:value-type="float">
            <text:p>85.8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9968" calcext:value-type="float">
            <text:p>85.8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9968" calcext:value-type="float">
            <text:p>85.8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3016" calcext:value-type="float">
            <text:p>85.8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9968" calcext:value-type="float">
            <text:p>85.8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3016" calcext:value-type="float">
            <text:p>85.8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4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3016" calcext:value-type="float">
            <text:p>85.8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3016" calcext:value-type="float">
            <text:p>85.8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3016" calcext:value-type="float">
            <text:p>85.8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6064" calcext:value-type="float">
            <text:p>85.8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6064" calcext:value-type="float">
            <text:p>85.8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3016" calcext:value-type="float">
            <text:p>85.8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6064" calcext:value-type="float">
            <text:p>85.8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9112" calcext:value-type="float">
            <text:p>85.8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9112" calcext:value-type="float">
            <text:p>85.8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9112" calcext:value-type="float">
            <text:p>85.8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6064" calcext:value-type="float">
            <text:p>85.8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9112" calcext:value-type="float">
            <text:p>85.8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216" calcext:value-type="float">
            <text:p>85.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216" calcext:value-type="float">
            <text:p>85.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9112" calcext:value-type="float">
            <text:p>85.8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216" calcext:value-type="float">
            <text:p>85.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216" calcext:value-type="float">
            <text:p>85.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216" calcext:value-type="float">
            <text:p>85.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5208" calcext:value-type="float">
            <text:p>85.8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5208" calcext:value-type="float">
            <text:p>85.8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5208" calcext:value-type="float">
            <text:p>85.8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5208" calcext:value-type="float">
            <text:p>85.8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8256" calcext:value-type="float">
            <text:p>85.8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1304" calcext:value-type="float">
            <text:p>85.8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8256" calcext:value-type="float">
            <text:p>85.8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8256" calcext:value-type="float">
            <text:p>85.8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8256" calcext:value-type="float">
            <text:p>85.8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1304" calcext:value-type="float">
            <text:p>85.8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1304" calcext:value-type="float">
            <text:p>85.8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1304" calcext:value-type="float">
            <text:p>85.8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4352" calcext:value-type="float">
            <text:p>85.8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4352" calcext:value-type="float">
            <text:p>85.8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4352" calcext:value-type="float">
            <text:p>85.8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4352" calcext:value-type="float">
            <text:p>85.8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4352" calcext:value-type="float">
            <text:p>85.8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74" calcext:value-type="float">
            <text:p>85.8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74" calcext:value-type="float">
            <text:p>85.8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0448" calcext:value-type="float">
            <text:p>85.8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74" calcext:value-type="float">
            <text:p>85.8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0448" calcext:value-type="float">
            <text:p>85.8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0448" calcext:value-type="float">
            <text:p>85.8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3496" calcext:value-type="float">
            <text:p>85.8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3496" calcext:value-type="float">
            <text:p>85.8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3496" calcext:value-type="float">
            <text:p>85.8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3496" calcext:value-type="float">
            <text:p>85.8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6544" calcext:value-type="float">
            <text:p>85.8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3496" calcext:value-type="float">
            <text:p>85.8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6544" calcext:value-type="float">
            <text:p>85.8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6544" calcext:value-type="float">
            <text:p>85.8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6544" calcext:value-type="float">
            <text:p>85.8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3496" calcext:value-type="float">
            <text:p>85.8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6544" calcext:value-type="float">
            <text:p>85.8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3496" calcext:value-type="float">
            <text:p>85.8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6544" calcext:value-type="float">
            <text:p>85.8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3496" calcext:value-type="float">
            <text:p>85.8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3496" calcext:value-type="float">
            <text:p>85.8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6544" calcext:value-type="float">
            <text:p>85.8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6544" calcext:value-type="float">
            <text:p>85.8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6544" calcext:value-type="float">
            <text:p>85.8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6544" calcext:value-type="float">
            <text:p>85.8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6544" calcext:value-type="float">
            <text:p>85.8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6544" calcext:value-type="float">
            <text:p>85.8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6544" calcext:value-type="float">
            <text:p>85.8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9592" calcext:value-type="float">
            <text:p>85.8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9592" calcext:value-type="float">
            <text:p>85.8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9592" calcext:value-type="float">
            <text:p>85.8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9592" calcext:value-type="float">
            <text:p>85.8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9592" calcext:value-type="float">
            <text:p>85.8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264" calcext:value-type="float">
            <text:p>85.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264" calcext:value-type="float">
            <text:p>85.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264" calcext:value-type="float">
            <text:p>85.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264" calcext:value-type="float">
            <text:p>85.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264" calcext:value-type="float">
            <text:p>85.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5688" calcext:value-type="float">
            <text:p>85.8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5688" calcext:value-type="float">
            <text:p>85.8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5688" calcext:value-type="float">
            <text:p>85.8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5688" calcext:value-type="float">
            <text:p>85.8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5688" calcext:value-type="float">
            <text:p>85.8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5688" calcext:value-type="float">
            <text:p>85.8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5688" calcext:value-type="float">
            <text:p>85.8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5688" calcext:value-type="float">
            <text:p>85.8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5688" calcext:value-type="float">
            <text:p>85.8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264" calcext:value-type="float">
            <text:p>85.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5688" calcext:value-type="float">
            <text:p>85.8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5688" calcext:value-type="float">
            <text:p>85.8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8736" calcext:value-type="float">
            <text:p>85.8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8736" calcext:value-type="float">
            <text:p>85.8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8736" calcext:value-type="float">
            <text:p>85.8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8736" calcext:value-type="float">
            <text:p>85.8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8736" calcext:value-type="float">
            <text:p>85.8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8736" calcext:value-type="float">
            <text:p>85.8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8736" calcext:value-type="float">
            <text:p>85.8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8736" calcext:value-type="float">
            <text:p>85.8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8736" calcext:value-type="float">
            <text:p>85.8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8736" calcext:value-type="float">
            <text:p>85.8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5688" calcext:value-type="float">
            <text:p>85.8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6544" calcext:value-type="float">
            <text:p>85.8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6544" calcext:value-type="float">
            <text:p>85.8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6544" calcext:value-type="float">
            <text:p>85.8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6544" calcext:value-type="float">
            <text:p>85.8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3496" calcext:value-type="float">
            <text:p>85.8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6544" calcext:value-type="float">
            <text:p>85.8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6544" calcext:value-type="float">
            <text:p>85.8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3496" calcext:value-type="float">
            <text:p>85.8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0448" calcext:value-type="float">
            <text:p>85.8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74" calcext:value-type="float">
            <text:p>85.8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1304" calcext:value-type="float">
            <text:p>85.8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1304" calcext:value-type="float">
            <text:p>85.8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0448" calcext:value-type="float">
            <text:p>85.8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8736" calcext:value-type="float">
            <text:p>85.8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1784" calcext:value-type="float">
            <text:p>85.9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1784" calcext:value-type="float">
            <text:p>85.9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1784" calcext:value-type="float">
            <text:p>85.9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4832" calcext:value-type="float">
            <text:p>85.9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1784" calcext:value-type="float">
            <text:p>85.9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4832" calcext:value-type="float">
            <text:p>85.9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1784" calcext:value-type="float">
            <text:p>85.9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1784" calcext:value-type="float">
            <text:p>85.9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4832" calcext:value-type="float">
            <text:p>85.9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1784" calcext:value-type="float">
            <text:p>85.9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4832" calcext:value-type="float">
            <text:p>85.9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4832" calcext:value-type="float">
            <text:p>85.9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0928" calcext:value-type="float">
            <text:p>85.9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4832" calcext:value-type="float">
            <text:p>85.9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4832" calcext:value-type="float">
            <text:p>85.9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788" calcext:value-type="float">
            <text:p>85.9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4832" calcext:value-type="float">
            <text:p>85.9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4832" calcext:value-type="float">
            <text:p>85.9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4832" calcext:value-type="float">
            <text:p>85.9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4832" calcext:value-type="float">
            <text:p>85.9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4832" calcext:value-type="float">
            <text:p>85.9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4832" calcext:value-type="float">
            <text:p>85.9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4832" calcext:value-type="float">
            <text:p>85.9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4832" calcext:value-type="float">
            <text:p>85.9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788" calcext:value-type="float">
            <text:p>85.9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788" calcext:value-type="float">
            <text:p>85.9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788" calcext:value-type="float">
            <text:p>85.9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788" calcext:value-type="float">
            <text:p>85.9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788" calcext:value-type="float">
            <text:p>85.9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788" calcext:value-type="float">
            <text:p>85.9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788" calcext:value-type="float">
            <text:p>85.9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4832" calcext:value-type="float">
            <text:p>85.9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788" calcext:value-type="float">
            <text:p>85.9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4832" calcext:value-type="float">
            <text:p>85.9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4832" calcext:value-type="float">
            <text:p>85.9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4832" calcext:value-type="float">
            <text:p>85.9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4832" calcext:value-type="float">
            <text:p>85.9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4832" calcext:value-type="float">
            <text:p>85.9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4832" calcext:value-type="float">
            <text:p>85.9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4832" calcext:value-type="float">
            <text:p>85.9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1784" calcext:value-type="float">
            <text:p>85.9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1784" calcext:value-type="float">
            <text:p>85.9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8736" calcext:value-type="float">
            <text:p>85.8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8736" calcext:value-type="float">
            <text:p>85.8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1784" calcext:value-type="float">
            <text:p>85.9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1784" calcext:value-type="float">
            <text:p>85.9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1784" calcext:value-type="float">
            <text:p>85.9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4832" calcext:value-type="float">
            <text:p>85.9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1784" calcext:value-type="float">
            <text:p>85.9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1784" calcext:value-type="float">
            <text:p>85.9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8736" calcext:value-type="float">
            <text:p>85.8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1784" calcext:value-type="float">
            <text:p>85.9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788" calcext:value-type="float">
            <text:p>85.9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788" calcext:value-type="float">
            <text:p>85.9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788" calcext:value-type="float">
            <text:p>85.9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4832" calcext:value-type="float">
            <text:p>85.9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4832" calcext:value-type="float">
            <text:p>85.9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4832" calcext:value-type="float">
            <text:p>85.9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1784" calcext:value-type="float">
            <text:p>85.9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1784" calcext:value-type="float">
            <text:p>85.9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8736" calcext:value-type="float">
            <text:p>85.8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8736" calcext:value-type="float">
            <text:p>85.8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8736" calcext:value-type="float">
            <text:p>85.8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8736" calcext:value-type="float">
            <text:p>85.8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5688" calcext:value-type="float">
            <text:p>85.8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5688" calcext:value-type="float">
            <text:p>85.8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5688" calcext:value-type="float">
            <text:p>85.8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5688" calcext:value-type="float">
            <text:p>85.8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264" calcext:value-type="float">
            <text:p>85.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264" calcext:value-type="float">
            <text:p>85.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264" calcext:value-type="float">
            <text:p>85.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264" calcext:value-type="float">
            <text:p>85.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264" calcext:value-type="float">
            <text:p>85.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264" calcext:value-type="float">
            <text:p>85.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264" calcext:value-type="float">
            <text:p>85.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9592" calcext:value-type="float">
            <text:p>85.8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9592" calcext:value-type="float">
            <text:p>85.8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9592" calcext:value-type="float">
            <text:p>85.8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9592" calcext:value-type="float">
            <text:p>85.8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6544" calcext:value-type="float">
            <text:p>85.8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6544" calcext:value-type="float">
            <text:p>85.8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9592" calcext:value-type="float">
            <text:p>85.8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6544" calcext:value-type="float">
            <text:p>85.8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9592" calcext:value-type="float">
            <text:p>85.8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9592" calcext:value-type="float">
            <text:p>85.8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9592" calcext:value-type="float">
            <text:p>85.8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9592" calcext:value-type="float">
            <text:p>85.8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9592" calcext:value-type="float">
            <text:p>85.8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9592" calcext:value-type="float">
            <text:p>85.8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9592" calcext:value-type="float">
            <text:p>85.8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9592" calcext:value-type="float">
            <text:p>85.8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9592" calcext:value-type="float">
            <text:p>85.8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9592" calcext:value-type="float">
            <text:p>85.8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9592" calcext:value-type="float">
            <text:p>85.8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9592" calcext:value-type="float">
            <text:p>85.8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6544" calcext:value-type="float">
            <text:p>85.8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6544" calcext:value-type="float">
            <text:p>85.8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6544" calcext:value-type="float">
            <text:p>85.8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3496" calcext:value-type="float">
            <text:p>85.8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6544" calcext:value-type="float">
            <text:p>85.8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6544" calcext:value-type="float">
            <text:p>85.8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6544" calcext:value-type="float">
            <text:p>85.8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6544" calcext:value-type="float">
            <text:p>85.8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3496" calcext:value-type="float">
            <text:p>85.8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6544" calcext:value-type="float">
            <text:p>85.8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3496" calcext:value-type="float">
            <text:p>85.8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3496" calcext:value-type="float">
            <text:p>85.8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3496" calcext:value-type="float">
            <text:p>85.8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0448" calcext:value-type="float">
            <text:p>85.8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0448" calcext:value-type="float">
            <text:p>85.8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74" calcext:value-type="float">
            <text:p>85.8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4352" calcext:value-type="float">
            <text:p>85.8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1304" calcext:value-type="float">
            <text:p>85.8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5208" calcext:value-type="float">
            <text:p>85.8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9112" calcext:value-type="float">
            <text:p>85.8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9968" calcext:value-type="float">
            <text:p>85.8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6064" calcext:value-type="float">
            <text:p>85.8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0448" calcext:value-type="float">
            <text:p>85.8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74" calcext:value-type="float">
            <text:p>85.8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0448" calcext:value-type="float">
            <text:p>85.8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74" calcext:value-type="float">
            <text:p>85.8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74" calcext:value-type="float">
            <text:p>85.8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74" calcext:value-type="float">
            <text:p>85.8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4352" calcext:value-type="float">
            <text:p>85.8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4352" calcext:value-type="float">
            <text:p>85.8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1304" calcext:value-type="float">
            <text:p>85.8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1304" calcext:value-type="float">
            <text:p>85.8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1304" calcext:value-type="float">
            <text:p>85.8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1304" calcext:value-type="float">
            <text:p>85.8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1304" calcext:value-type="float">
            <text:p>85.8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8256" calcext:value-type="float">
            <text:p>85.8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8256" calcext:value-type="float">
            <text:p>85.8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8256" calcext:value-type="float">
            <text:p>85.8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5208" calcext:value-type="float">
            <text:p>85.8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8256" calcext:value-type="float">
            <text:p>85.8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216" calcext:value-type="float">
            <text:p>85.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216" calcext:value-type="float">
            <text:p>85.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216" calcext:value-type="float">
            <text:p>85.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216" calcext:value-type="float">
            <text:p>85.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9112" calcext:value-type="float">
            <text:p>85.8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9112" calcext:value-type="float">
            <text:p>85.8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6064" calcext:value-type="float">
            <text:p>85.8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6064" calcext:value-type="float">
            <text:p>85.8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3016" calcext:value-type="float">
            <text:p>85.8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3016" calcext:value-type="float">
            <text:p>85.8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9968" calcext:value-type="float">
            <text:p>85.8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3016" calcext:value-type="float">
            <text:p>85.8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692" calcext:value-type="float">
            <text:p>85.8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3872" calcext:value-type="float">
            <text:p>85.8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0824" calcext:value-type="float">
            <text:p>85.8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0824" calcext:value-type="float">
            <text:p>85.8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7776" calcext:value-type="float">
            <text:p>85.8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4728" calcext:value-type="float">
            <text:p>85.8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8632" calcext:value-type="float">
            <text:p>85.8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2536" calcext:value-type="float">
            <text:p>85.8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9488" calcext:value-type="float">
            <text:p>85.8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644" calcext:value-type="float">
            <text:p>85.8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07296" calcext:value-type="float">
            <text:p>85.8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95104" calcext:value-type="float">
            <text:p>85.7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8596" calcext:value-type="float">
            <text:p>85.7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3768" calcext:value-type="float">
            <text:p>85.7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58528" calcext:value-type="float">
            <text:p>85.7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4024" calcext:value-type="float">
            <text:p>85.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12808" calcext:value-type="float">
            <text:p>85.7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5376" calcext:value-type="float">
            <text:p>85.6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1848" calcext:value-type="float">
            <text:p>85.6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2224" calcext:value-type="float">
            <text:p>85.6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5648" calcext:value-type="float">
            <text:p>85.5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4688" calcext:value-type="float">
            <text:p>85.5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6776" calcext:value-type="float">
            <text:p>85.4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8864" calcext:value-type="float">
            <text:p>85.3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876" calcext:value-type="float">
            <text:p>85.3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78" calcext:value-type="float">
            <text:p>85.2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8176" calcext:value-type="float">
            <text:p>85.2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304" calcext:value-type="float">
            <text:p>85.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9552" calcext:value-type="float">
            <text:p>85.5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6608" calcext:value-type="float">
            <text:p>85.6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784" calcext:value-type="float">
            <text:p>85.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6024" calcext:value-type="float">
            <text:p>85.5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5544" calcext:value-type="float">
            <text:p>85.5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8696" calcext:value-type="float">
            <text:p>85.5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0616" calcext:value-type="float">
            <text:p>85.7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0616" calcext:value-type="float">
            <text:p>85.7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7568" calcext:value-type="float">
            <text:p>85.6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21952" calcext:value-type="float">
            <text:p>85.7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072" calcext:value-type="float">
            <text:p>85.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6816" calcext:value-type="float">
            <text:p>85.7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61576" calcext:value-type="float">
            <text:p>85.7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5548" calcext:value-type="float">
            <text:p>85.7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61576" calcext:value-type="float">
            <text:p>85.7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82912" calcext:value-type="float">
            <text:p>85.7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644" calcext:value-type="float">
            <text:p>85.8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8256" calcext:value-type="float">
            <text:p>85.8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0928" calcext:value-type="float">
            <text:p>85.9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3836" calcext:value-type="float">
            <text:p>85.9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47504" calcext:value-type="float">
            <text:p>85.9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9696" calcext:value-type="float">
            <text:p>85.9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0176" calcext:value-type="float">
            <text:p>85.9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456" calcext:value-type="float">
            <text:p>86.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0656" calcext:value-type="float">
            <text:p>86.0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456" calcext:value-type="float">
            <text:p>86.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7608" calcext:value-type="float">
            <text:p>86.0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0656" calcext:value-type="float">
            <text:p>86.0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0656" calcext:value-type="float">
            <text:p>86.0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7608" calcext:value-type="float">
            <text:p>86.0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0656" calcext:value-type="float">
            <text:p>86.0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3704" calcext:value-type="float">
            <text:p>86.0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0656" calcext:value-type="float">
            <text:p>86.0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0656" calcext:value-type="float">
            <text:p>86.0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0656" calcext:value-type="float">
            <text:p>86.0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6752" calcext:value-type="float">
            <text:p>86.0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0656" calcext:value-type="float">
            <text:p>86.0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3704" calcext:value-type="float">
            <text:p>86.0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3704" calcext:value-type="float">
            <text:p>86.0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3704" calcext:value-type="float">
            <text:p>86.0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0656" calcext:value-type="float">
            <text:p>86.0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3704" calcext:value-type="float">
            <text:p>86.0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3704" calcext:value-type="float">
            <text:p>86.0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3704" calcext:value-type="float">
            <text:p>86.0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3704" calcext:value-type="float">
            <text:p>86.0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0656" calcext:value-type="float">
            <text:p>86.0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0656" calcext:value-type="float">
            <text:p>86.0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456" calcext:value-type="float">
            <text:p>86.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456" calcext:value-type="float">
            <text:p>86.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1512" calcext:value-type="float">
            <text:p>86.0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05416" calcext:value-type="float">
            <text:p>86.0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932" calcext:value-type="float">
            <text:p>85.9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3224" calcext:value-type="float">
            <text:p>85.9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8408" calcext:value-type="float">
            <text:p>85.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71888" calcext:value-type="float">
            <text:p>85.9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62744" calcext:value-type="float">
            <text:p>85.9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47504" calcext:value-type="float">
            <text:p>85.9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9216" calcext:value-type="float">
            <text:p>85.9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4832" calcext:value-type="float">
            <text:p>85.9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8256" calcext:value-type="float">
            <text:p>85.8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168" calcext:value-type="float">
            <text:p>85.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8596" calcext:value-type="float">
            <text:p>85.7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4024" calcext:value-type="float">
            <text:p>85.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43288" calcext:value-type="float">
            <text:p>85.7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8256" calcext:value-type="float">
            <text:p>85.8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87128" calcext:value-type="float">
            <text:p>85.9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5896" calcext:value-type="float">
            <text:p>86.0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8944" calcext:value-type="float">
            <text:p>86.0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8944" calcext:value-type="float">
            <text:p>86.0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8944" calcext:value-type="float">
            <text:p>86.0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1992" calcext:value-type="float">
            <text:p>86.0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1992" calcext:value-type="float">
            <text:p>86.0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8944" calcext:value-type="float">
            <text:p>86.0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1992" calcext:value-type="float">
            <text:p>86.0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1992" calcext:value-type="float">
            <text:p>86.0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1992" calcext:value-type="float">
            <text:p>86.0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8944" calcext:value-type="float">
            <text:p>86.0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8944" calcext:value-type="float">
            <text:p>86.0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8944" calcext:value-type="float">
            <text:p>86.0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1992" calcext:value-type="float">
            <text:p>86.0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8944" calcext:value-type="float">
            <text:p>86.0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1992" calcext:value-type="float">
            <text:p>86.0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1992" calcext:value-type="float">
            <text:p>86.0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1992" calcext:value-type="float">
            <text:p>86.0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1992" calcext:value-type="float">
            <text:p>86.0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1992" calcext:value-type="float">
            <text:p>86.0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1992" calcext:value-type="float">
            <text:p>86.0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2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1992" calcext:value-type="float">
            <text:p>86.0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2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1992" calcext:value-type="float">
            <text:p>86.0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1992" calcext:value-type="float">
            <text:p>86.0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8944" calcext:value-type="float">
            <text:p>86.0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8944" calcext:value-type="float">
            <text:p>86.0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1992" calcext:value-type="float">
            <text:p>86.0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1992" calcext:value-type="float">
            <text:p>86.0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1992" calcext:value-type="float">
            <text:p>86.0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1992" calcext:value-type="float">
            <text:p>86.0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2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1992" calcext:value-type="float">
            <text:p>86.0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504" calcext:value-type="float">
            <text:p>86.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504" calcext:value-type="float">
            <text:p>86.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8088" calcext:value-type="float">
            <text:p>86.0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2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504" calcext:value-type="float">
            <text:p>86.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2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504" calcext:value-type="float">
            <text:p>86.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2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504" calcext:value-type="float">
            <text:p>86.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2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8088" calcext:value-type="float">
            <text:p>86.0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2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8088" calcext:value-type="float">
            <text:p>86.0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2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1136" calcext:value-type="float">
            <text:p>86.0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8088" calcext:value-type="float">
            <text:p>86.0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2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1136" calcext:value-type="float">
            <text:p>86.0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8088" calcext:value-type="float">
            <text:p>86.0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2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1136" calcext:value-type="float">
            <text:p>86.0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2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1136" calcext:value-type="float">
            <text:p>86.0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2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8088" calcext:value-type="float">
            <text:p>86.0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2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8088" calcext:value-type="float">
            <text:p>86.0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2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4184" calcext:value-type="float">
            <text:p>86.0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2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1136" calcext:value-type="float">
            <text:p>86.0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2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4184" calcext:value-type="float">
            <text:p>86.0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2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1136" calcext:value-type="float">
            <text:p>86.0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2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4184" calcext:value-type="float">
            <text:p>86.0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2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4184" calcext:value-type="float">
            <text:p>86.0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2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1136" calcext:value-type="float">
            <text:p>86.0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4184" calcext:value-type="float">
            <text:p>86.0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4184" calcext:value-type="float">
            <text:p>86.0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4184" calcext:value-type="float">
            <text:p>86.0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2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4184" calcext:value-type="float">
            <text:p>86.0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2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7232" calcext:value-type="float">
            <text:p>86.0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4184" calcext:value-type="float">
            <text:p>86.0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4184" calcext:value-type="float">
            <text:p>86.0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2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0656" calcext:value-type="float">
            <text:p>86.0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2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65792" calcext:value-type="float">
            <text:p>85.9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4184" calcext:value-type="float">
            <text:p>86.0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8088" calcext:value-type="float">
            <text:p>86.0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4184" calcext:value-type="float">
            <text:p>86.0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1136" calcext:value-type="float">
            <text:p>86.0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4184" calcext:value-type="float">
            <text:p>86.0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4184" calcext:value-type="float">
            <text:p>86.0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4184" calcext:value-type="float">
            <text:p>86.0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7232" calcext:value-type="float">
            <text:p>86.0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7232" calcext:value-type="float">
            <text:p>86.0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7232" calcext:value-type="float">
            <text:p>86.0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7232" calcext:value-type="float">
            <text:p>86.0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7232" calcext:value-type="float">
            <text:p>86.0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7232" calcext:value-type="float">
            <text:p>86.0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7232" calcext:value-type="float">
            <text:p>86.0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7232" calcext:value-type="float">
            <text:p>86.0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7232" calcext:value-type="float">
            <text:p>86.0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7232" calcext:value-type="float">
            <text:p>86.0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7232" calcext:value-type="float">
            <text:p>86.0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7232" calcext:value-type="float">
            <text:p>86.0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7232" calcext:value-type="float">
            <text:p>86.0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7232" calcext:value-type="float">
            <text:p>86.0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4184" calcext:value-type="float">
            <text:p>86.0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4184" calcext:value-type="float">
            <text:p>86.0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4184" calcext:value-type="float">
            <text:p>86.0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1136" calcext:value-type="float">
            <text:p>86.0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1136" calcext:value-type="float">
            <text:p>86.0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8088" calcext:value-type="float">
            <text:p>86.0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8088" calcext:value-type="float">
            <text:p>86.0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504" calcext:value-type="float">
            <text:p>86.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1992" calcext:value-type="float">
            <text:p>86.0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1992" calcext:value-type="float">
            <text:p>86.0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1992" calcext:value-type="float">
            <text:p>86.0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1992" calcext:value-type="float">
            <text:p>86.0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1992" calcext:value-type="float">
            <text:p>86.0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1992" calcext:value-type="float">
            <text:p>86.0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8944" calcext:value-type="float">
            <text:p>86.0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8944" calcext:value-type="float">
            <text:p>86.0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5896" calcext:value-type="float">
            <text:p>86.0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5896" calcext:value-type="float">
            <text:p>86.0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2848" calcext:value-type="float">
            <text:p>86.0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98" calcext:value-type="float">
            <text:p>86.0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98" calcext:value-type="float">
            <text:p>86.0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6752" calcext:value-type="float">
            <text:p>86.0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6752" calcext:value-type="float">
            <text:p>86.0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3704" calcext:value-type="float">
            <text:p>86.0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0656" calcext:value-type="float">
            <text:p>86.0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7608" calcext:value-type="float">
            <text:p>86.0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456" calcext:value-type="float">
            <text:p>86.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1512" calcext:value-type="float">
            <text:p>86.0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05416" calcext:value-type="float">
            <text:p>86.0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02368" calcext:value-type="float">
            <text:p>86.0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932" calcext:value-type="float">
            <text:p>85.9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3224" calcext:value-type="float">
            <text:p>85.9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8408" calcext:value-type="float">
            <text:p>85.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74936" calcext:value-type="float">
            <text:p>85.9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65792" calcext:value-type="float">
            <text:p>85.9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0552" calcext:value-type="float">
            <text:p>85.9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3836" calcext:value-type="float">
            <text:p>85.9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6168" calcext:value-type="float">
            <text:p>85.9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312" calcext:value-type="float">
            <text:p>85.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41408" calcext:value-type="float">
            <text:p>85.9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3836" calcext:value-type="float">
            <text:p>85.9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44456" calcext:value-type="float">
            <text:p>85.9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74936" calcext:value-type="float">
            <text:p>85.9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05416" calcext:value-type="float">
            <text:p>86.0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08464" calcext:value-type="float">
            <text:p>86.0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05416" calcext:value-type="float">
            <text:p>86.0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932" calcext:value-type="float">
            <text:p>85.9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0176" calcext:value-type="float">
            <text:p>85.9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81032" calcext:value-type="float">
            <text:p>85.9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71888" calcext:value-type="float">
            <text:p>85.9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9696" calcext:value-type="float">
            <text:p>85.9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41408" calcext:value-type="float">
            <text:p>85.9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312" calcext:value-type="float">
            <text:p>85.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1784" calcext:value-type="float">
            <text:p>85.9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8256" calcext:value-type="float">
            <text:p>85.8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8632" calcext:value-type="float">
            <text:p>85.8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8596" calcext:value-type="float">
            <text:p>85.7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5548" calcext:value-type="float">
            <text:p>85.7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31096" calcext:value-type="float">
            <text:p>85.7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452" calcext:value-type="float">
            <text:p>85.6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46336" calcext:value-type="float">
            <text:p>85.7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0928" calcext:value-type="float">
            <text:p>85.9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02368" calcext:value-type="float">
            <text:p>86.0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7608" calcext:value-type="float">
            <text:p>86.0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932" calcext:value-type="float">
            <text:p>85.9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74936" calcext:value-type="float">
            <text:p>85.9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44456" calcext:value-type="float">
            <text:p>85.9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6168" calcext:value-type="float">
            <text:p>85.9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65792" calcext:value-type="float">
            <text:p>85.9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8088" calcext:value-type="float">
            <text:p>86.0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1616" calcext:value-type="float">
            <text:p>86.0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1616" calcext:value-type="float">
            <text:p>86.0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1616" calcext:value-type="float">
            <text:p>86.0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1616" calcext:value-type="float">
            <text:p>86.0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8568" calcext:value-type="float">
            <text:p>86.0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8568" calcext:value-type="float">
            <text:p>86.0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8568" calcext:value-type="float">
            <text:p>86.0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8568" calcext:value-type="float">
            <text:p>86.0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552" calcext:value-type="float">
            <text:p>86.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552" calcext:value-type="float">
            <text:p>86.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552" calcext:value-type="float">
            <text:p>86.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2472" calcext:value-type="float">
            <text:p>86.0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2472" calcext:value-type="float">
            <text:p>86.0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2472" calcext:value-type="float">
            <text:p>86.0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9424" calcext:value-type="float">
            <text:p>86.0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9424" calcext:value-type="float">
            <text:p>86.0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9424" calcext:value-type="float">
            <text:p>86.0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6376" calcext:value-type="float">
            <text:p>86.0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3328" calcext:value-type="float">
            <text:p>86.0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028" calcext:value-type="float">
            <text:p>86.0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7232" calcext:value-type="float">
            <text:p>86.0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7232" calcext:value-type="float">
            <text:p>86.0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028" calcext:value-type="float">
            <text:p>86.0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7232" calcext:value-type="float">
            <text:p>86.0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7232" calcext:value-type="float">
            <text:p>86.0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4184" calcext:value-type="float">
            <text:p>86.0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1136" calcext:value-type="float">
            <text:p>86.0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1136" calcext:value-type="float">
            <text:p>86.0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1136" calcext:value-type="float">
            <text:p>86.0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8088" calcext:value-type="float">
            <text:p>86.0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504" calcext:value-type="float">
            <text:p>86.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504" calcext:value-type="float">
            <text:p>86.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1992" calcext:value-type="float">
            <text:p>86.0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8944" calcext:value-type="float">
            <text:p>86.0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8944" calcext:value-type="float">
            <text:p>86.0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5896" calcext:value-type="float">
            <text:p>86.0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2848" calcext:value-type="float">
            <text:p>86.0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2848" calcext:value-type="float">
            <text:p>86.0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98" calcext:value-type="float">
            <text:p>86.0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6752" calcext:value-type="float">
            <text:p>86.0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3704" calcext:value-type="float">
            <text:p>86.0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3704" calcext:value-type="float">
            <text:p>86.0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0656" calcext:value-type="float">
            <text:p>86.0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456" calcext:value-type="float">
            <text:p>86.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1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3224" calcext:value-type="float">
            <text:p>85.9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0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504" calcext:value-type="float">
            <text:p>86.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0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504" calcext:value-type="float">
            <text:p>86.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0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5896" calcext:value-type="float">
            <text:p>86.0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0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012" calcext:value-type="float">
            <text:p>85.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0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928" calcext:value-type="float">
            <text:p>85.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2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976" calcext:value-type="float">
            <text:p>85.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19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976" calcext:value-type="float">
            <text:p>85.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19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012" calcext:value-type="float">
            <text:p>85.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19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928" calcext:value-type="float">
            <text:p>85.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19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928" calcext:value-type="float">
            <text:p>85.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19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496" calcext:value-type="float">
            <text:p>85.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18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264" calcext:value-type="float">
            <text:p>85.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30112261101</text:p>
          </table:table-cell>
          <table:table-cell office:value-type="string" calcext:value-type="string">
            <text:p>B-17-02 11ABA [MW-4D]</text:p>
          </table:table-cell>
          <table:table-cell office:value-type="string" calcext:value-type="string">
            <text:p>2018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4024" calcext:value-type="float">
            <text:p>85.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5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922" meta:object-count="0"/>
    <meta:user-defined meta:name="AppVersion">3.0</meta:user-defined>
  </office:meta>
</office:document-meta>
</file>